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Liberation sheriff" svg:font-family="Liberation sheriff" style:font-family-generic="roman" svg:panose-1="0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fo:font-size="14pt" style:font-size-asian="14pt"/>
    </style:style>
    <style:style style:name="P2" style:parent-style-name="Standard" style:family="paragraph">
      <style:text-properties fo:font-weight="bold" style:font-weight-asian="bold" fo:font-size="14pt" style:font-size-asian="14pt"/>
    </style:style>
    <style:style style:name="P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4" style:parent-style-name="Standard" style:family="paragraph">
      <style:text-properties fo:color="#002060"/>
    </style:style>
    <style:style style:name="P5" style:parent-style-name="Standard" style:list-style-name="LFO2" style:family="paragraph">
      <style:text-properties fo:color="#002060"/>
    </style:style>
    <style:style style:name="P6" style:parent-style-name="Standard" style:list-style-name="LFO2" style:family="paragraph">
      <style:text-properties fo:color="#002060"/>
    </style:style>
    <style:style style:name="P7" style:parent-style-name="Standard" style:list-style-name="LFO2" style:family="paragraph">
      <style:text-properties fo:color="#002060"/>
    </style:style>
    <style:style style:name="P8" style:parent-style-name="Standard" style:list-style-name="LFO2" style:family="paragraph">
      <style:text-properties fo:color="#002060"/>
    </style:style>
    <style:style style:name="P9" style:parent-style-name="Standard" style:list-style-name="LFO2" style:family="paragraph">
      <style:text-properties fo:color="#002060"/>
    </style:style>
    <style:style style:name="P10" style:parent-style-name="Standard" style:list-style-name="LFO2" style:family="paragraph">
      <style:text-properties fo:color="#002060"/>
    </style:style>
    <style:style style:name="P11" style:parent-style-name="Standard" style:list-style-name="LFO2" style:family="paragraph">
      <style:text-properties fo:color="#002060"/>
    </style:style>
    <style:style style:name="P12" style:parent-style-name="Standard" style:list-style-name="LFO2" style:family="paragraph">
      <style:text-properties fo:color="#002060"/>
    </style:style>
    <style:style style:name="P13" style:parent-style-name="Standard" style:list-style-name="LFO2" style:family="paragraph">
      <style:text-properties fo:color="#002060"/>
    </style:style>
    <style:style style:name="P14" style:parent-style-name="Standard" style:list-style-name="LFO2" style:family="paragraph">
      <style:text-properties fo:color="#002060"/>
    </style:style>
    <style:style style:name="P15" style:parent-style-name="Standard" style:family="paragraph">
      <style:text-properties fo:color="#002060"/>
    </style:style>
    <style:style style:name="P16" style:parent-style-name="Standard" style:family="paragraph">
      <style:text-properties fo:color="#002060"/>
    </style:style>
    <style:style style:name="P17" style:parent-style-name="Standard" style:family="paragraph">
      <style:text-properties fo:color="#002060"/>
    </style:style>
    <style:style style:name="P18" style:parent-style-name="Standard" style:family="paragraph">
      <style:text-properties fo:color="#002060"/>
    </style:style>
    <style:style style:name="P19" style:parent-style-name="Standard" style:family="paragraph">
      <style:text-properties fo:color="#002060"/>
    </style:style>
    <style:style style:name="T20" style:parent-style-name="Fuentedepárrafopredeter." style:family="text">
      <style:text-properties fo:color="#002060"/>
    </style:style>
    <style:style style:name="T21" style:parent-style-name="Fuentedepárrafopredeter." style:family="text">
      <style:text-properties fo:color="#002060"/>
    </style:style>
    <style:style style:name="T22" style:parent-style-name="Fuentedepárrafopredeter." style:family="text">
      <style:text-properties fo:color="#002060"/>
    </style:style>
    <style:style style:name="T23" style:parent-style-name="Fuentedepárrafopredeter." style:family="text">
      <style:text-properties fo:color="#002060"/>
    </style:style>
    <style:style style:name="P24" style:parent-style-name="Standard" style:family="paragraph">
      <style:text-properties fo:color="#002060"/>
    </style:style>
    <style:style style:name="P25" style:parent-style-name="Standard" style:family="paragraph">
      <style:text-properties fo:color="#002060"/>
    </style:style>
    <style:style style:name="P26" style:parent-style-name="Standard" style:family="paragraph">
      <style:text-properties fo:color="#002060"/>
    </style:style>
    <style:style style:name="P27" style:parent-style-name="Standard" style:family="paragraph">
      <style:text-properties fo:color="#002060"/>
    </style:style>
    <style:style style:name="P28" style:parent-style-name="Standard" style:family="paragraph">
      <style:text-properties fo:color="#002060"/>
    </style:style>
    <style:style style:name="P29" style:parent-style-name="Standard" style:family="paragraph">
      <style:text-properties fo:color="#002060"/>
    </style:style>
    <style:style style:name="P30" style:parent-style-name="Standard" style:family="paragraph">
      <style:text-properties fo:color="#002060"/>
    </style:style>
    <style:style style:name="P31" style:parent-style-name="Standard" style:family="paragraph">
      <style:text-properties fo:color="#002060"/>
    </style:style>
    <style:style style:name="P32" style:parent-style-name="Standard" style:list-style-name="LFO3" style:family="paragraph"/>
    <style:style style:name="T33" style:parent-style-name="Fuentedepárrafopredeter." style:family="text">
      <style:text-properties style:font-name-complex="Arial" fo:color="#002060" fo:background-color="#FFFFFF"/>
    </style:style>
    <style:style style:name="T34" style:parent-style-name="Fuentedepárrafopredeter." style:family="text">
      <style:text-properties style:font-name-complex="Arial" style:font-weight-complex="bold" fo:color="#002060" fo:background-color="#FFFFFF"/>
    </style:style>
    <style:style style:name="P35" style:parent-style-name="Standard" style:list-style-name="LFO3" style:family="paragraph"/>
    <style:style style:name="T36" style:parent-style-name="Fuentedepárrafopredeter." style:family="text">
      <style:text-properties style:font-name-complex="Arial" style:font-weight-complex="bold" fo:color="#002060" fo:background-color="#FFFFFF"/>
    </style:style>
    <style:style style:name="P37" style:parent-style-name="Standard" style:list-style-name="LFO3" style:family="paragraph"/>
    <style:style style:name="T38" style:parent-style-name="Fuentedepárrafopredeter." style:family="text">
      <style:text-properties style:font-name-complex="Arial" style:font-weight-complex="bold" fo:color="#002060" fo:background-color="#FFFFFF"/>
    </style:style>
    <style:style style:name="P39" style:parent-style-name="Standard" style:list-style-name="LFO3" style:family="paragraph"/>
    <style:style style:name="T40" style:parent-style-name="Fuentedepárrafopredeter." style:family="text">
      <style:text-properties style:font-name-complex="Arial" style:font-weight-complex="bold" fo:color="#002060" fo:background-color="#FFFFFF"/>
    </style:style>
    <style:style style:name="P41" style:parent-style-name="Standard" style:list-style-name="LFO3" style:family="paragraph"/>
    <style:style style:name="T42" style:parent-style-name="Fuentedepárrafopredeter." style:family="text">
      <style:text-properties style:font-name-complex="Arial" style:font-weight-complex="bold" fo:color="#002060" fo:background-color="#FFFFFF"/>
    </style:style>
    <style:style style:name="P43" style:parent-style-name="Standard" style:family="paragraph">
      <style:text-properties fo:color="#002060"/>
    </style:style>
    <style:style style:name="P44" style:parent-style-name="Standard" style:list-style-name="LFO4" style:family="paragraph"/>
    <style:style style:name="T45" style:parent-style-name="Fuentedepárrafopredeter." style:family="text">
      <style:text-properties fo:color="#002060" style:text-underline-type="single" style:text-underline-style="solid" style:text-underline-width="auto" style:text-underline-mode="continuous"/>
    </style:style>
    <style:style style:name="T46" style:parent-style-name="Fuentedepárrafopredeter." style:family="text">
      <style:text-properties fo:color="#002060"/>
    </style:style>
    <style:style style:name="P47" style:parent-style-name="Standard" style:list-style-name="LFO4" style:family="paragraph"/>
    <style:style style:name="T48" style:parent-style-name="Fuentedepárrafopredeter." style:family="text">
      <style:text-properties fo:color="#002060" style:text-underline-type="single" style:text-underline-style="solid" style:text-underline-width="auto" style:text-underline-mode="continuous"/>
    </style:style>
    <style:style style:name="T49" style:parent-style-name="Fuentedepárrafopredeter." style:family="text">
      <style:text-properties fo:color="#002060"/>
    </style:style>
    <style:style style:name="T50" style:parent-style-name="Fuentedepárrafopredeter." style:family="text">
      <style:text-properties fo:color="#002060"/>
    </style:style>
    <style:style style:name="T51" style:parent-style-name="Fuentedepárrafopredeter." style:family="text">
      <style:text-properties fo:color="#002060"/>
    </style:style>
    <style:style style:name="T52" style:parent-style-name="Fuentedepárrafopredeter." style:family="text">
      <style:text-properties fo:color="#002060"/>
    </style:style>
    <style:style style:name="T53" style:parent-style-name="Fuentedepárrafopredeter." style:family="text">
      <style:text-properties fo:color="#002060"/>
    </style:style>
    <style:style style:name="T54" style:parent-style-name="Fuentedepárrafopredeter." style:family="text">
      <style:text-properties fo:color="#002060"/>
    </style:style>
    <style:style style:name="T55" style:parent-style-name="Fuentedepárrafopredeter." style:family="text">
      <style:text-properties fo:color="#002060"/>
    </style:style>
    <style:style style:name="T56" style:parent-style-name="Fuentedepárrafopredeter." style:family="text">
      <style:text-properties fo:color="#002060"/>
    </style:style>
    <style:style style:name="T57" style:parent-style-name="Fuentedepárrafopredeter." style:family="text">
      <style:text-properties fo:color="#002060"/>
    </style:style>
    <style:style style:name="T58" style:parent-style-name="Fuentedepárrafopredeter." style:family="text">
      <style:text-properties fo:color="#002060"/>
    </style:style>
    <style:style style:name="T59" style:parent-style-name="Fuentedepárrafopredeter." style:family="text">
      <style:text-properties fo:color="#002060"/>
    </style:style>
    <style:style style:name="T60" style:parent-style-name="Fuentedepárrafopredeter." style:family="text">
      <style:text-properties fo:color="#002060"/>
    </style:style>
    <style:style style:name="T61" style:parent-style-name="Fuentedepárrafopredeter." style:family="text">
      <style:text-properties fo:color="#002060"/>
    </style:style>
    <style:style style:name="T62" style:parent-style-name="Fuentedepárrafopredeter." style:family="text">
      <style:text-properties fo:color="#002060"/>
    </style:style>
    <style:style style:name="T63" style:parent-style-name="Fuentedepárrafopredeter." style:family="text">
      <style:text-properties style:font-name="Liberation sheriff" fo:color="#002060"/>
    </style:style>
    <style:style style:name="T64" style:parent-style-name="Fuentedepárrafopredeter." style:family="text">
      <style:text-properties style:font-name="Liberation sheriff" style:font-name-complex="Arial" fo:color="#002060" fo:background-color="#FFFFFF"/>
    </style:style>
    <style:style style:name="T65" style:parent-style-name="Fuentedepárrafopredeter." style:family="text">
      <style:text-properties fo:color="#002060"/>
    </style:style>
    <style:style style:name="T66" style:parent-style-name="Fuentedepárrafopredeter." style:family="text">
      <style:text-properties fo:color="#002060"/>
    </style:style>
    <style:style style:name="T67" style:parent-style-name="Fuentedepárrafopredeter." style:family="text">
      <style:text-properties fo:color="#002060"/>
    </style:style>
    <style:style style:name="T68" style:parent-style-name="Fuentedepárrafopredeter." style:family="text">
      <style:text-properties fo:color="#002060"/>
    </style:style>
    <style:style style:name="T69" style:parent-style-name="Fuentedepárrafopredeter." style:family="text">
      <style:text-properties fo:color="#002060"/>
    </style:style>
    <style:style style:name="T70" style:parent-style-name="Fuentedepárrafopredeter." style:family="text">
      <style:text-properties fo:color="#002060"/>
    </style:style>
    <style:style style:name="T71" style:parent-style-name="Fuentedepárrafopredeter." style:family="text">
      <style:text-properties fo:color="#002060"/>
    </style:style>
    <style:style style:name="T72" style:parent-style-name="Fuentedepárrafopredeter." style:family="text">
      <style:text-properties fo:color="#002060"/>
    </style:style>
    <style:style style:name="T73" style:parent-style-name="Fuentedepárrafopredeter." style:family="text">
      <style:text-properties fo:color="#002060"/>
    </style:style>
    <style:style style:name="T74" style:parent-style-name="Fuentedepárrafopredeter." style:family="text">
      <style:text-properties fo:color="#002060"/>
    </style:style>
    <style:style style:name="T75" style:parent-style-name="Fuentedepárrafopredeter." style:family="text">
      <style:text-properties fo:color="#002060"/>
    </style:style>
    <style:style style:name="T76" style:parent-style-name="Fuentedepárrafopredeter." style:family="text">
      <style:text-properties fo:color="#002060"/>
    </style:style>
  </office:automatic-styles>
  <office:body>
    <office:text text:use-soft-page-breaks="true">
      <text:p text:style-name="P1">UT 1. Almacenamiento de la información</text:p>
      <text:p text:style-name="P2"/>
      <text:p text:style-name="P3">Nombre:</text:p>
      <text:p text:style-name="Standard"/>
      <text:p text:style-name="Standard">1. -Enumera 10 usos que puede tener una base de datos.</text:p>
      <text:p text:style-name="Standard"/>
      <text:p text:style-name="P4">Una base de datos tiene distintos usos como por ejemplo:</text:p>
      <text:list text:style-name="LFO2" text:continue-numbering="true">
        <text:list-item>
          <text:p text:style-name="P5">Clasificar las mascotas de una clínica veterinaria.</text:p>
        </text:list-item>
        <text:list-item>
          <text:p text:style-name="P6">Clasificar los vuelos de un aeropuerto.</text:p>
        </text:list-item>
        <text:list-item>
          <text:p text:style-name="P7">Clasificar películas de una cartelera de cine.</text:p>
        </text:list-item>
        <text:list-item>
          <text:p text:style-name="P8">Clasificar equipos en una liga de fútbol.</text:p>
        </text:list-item>
        <text:list-item>
          <text:p text:style-name="P9">Clasificar cuentas de clientes en un banco.</text:p>
        </text:list-item>
        <text:list-item>
          <text:p text:style-name="P10">Hacer el inventario de una tienda.</text:p>
        </text:list-item>
        <text:list-item>
          <text:p text:style-name="P11">Clasificar los medicamentos disponibles para vender en una farmacia.</text:p>
        </text:list-item>
        <text:list-item>
          <text:p text:style-name="P12">Clasificar salarios de los trabajadores en una empresa.</text:p>
        </text:list-item>
        <text:list-item>
          <text:p text:style-name="P13">Clasificar la información de los alumnos matriculados en un instituto.</text:p>
        </text:list-item>
        <text:list-item>
          <text:p text:style-name="P14">Llevar la cuenta de los platos que se sirven al día en un restaurante.</text:p>
        </text:list-item>
      </text:list>
      <text:p text:style-name="P15"/>
      <text:p text:style-name="Standard">2.- Clasifica los tipos de fichero según su contenido.</text:p>
      <text:p text:style-name="Standard"/>
      <text:p text:style-name="P16">Pueden ser<text:s/>ficheros de texto o binarios.</text:p>
      <text:p text:style-name="Standard"/>
      <text:p text:style-name="Standard">3.- ¿Dónde almacenan las bases de datos la información?</text:p>
      <text:p text:style-name="P17"/>
      <text:p text:style-name="P18">En la memoria</text:p>
      <text:p text:style-name="P19"/>
      <text:p text:style-name="Standard">4.- Define los<text:s/>siguientes conceptos:</text:p>
      <text:p text:style-name="Standard"/>
      <text:p text:style-name="Standard">- Dato:<text:s/><text:span text:style-name="T20">es el registro sobre conceptos. La información implica que los datos estén procesados para que resulten útiles para el receptor.</text:span></text:p>
      <text:p text:style-name="Standard"/>
      <text:p text:style-name="Standard">- Tipo de dato:<text:s/><text:span text:style-name="T21">indica la naturaleza del dato. Podemos tener datos numéricos, alfanuméricos…</text:span></text:p>
      <text:p text:style-name="Standard"/>
      <text:p text:style-name="Standard">- Campo: es un identificador para toda una familia de datos.</text:p>
      <text:p text:style-name="Standard"/>
      <text:p text:style-name="Standard">- Registro:<text:s/><text:span text:style-name="T22">es un conjunto de atributos que contienen los datos que pertenecen a una misma repetición de entidad.</text:span></text:p>
      <text:p text:style-name="Standard"/>
      <text:p text:style-name="Standard">- Tabla:<text:s/><text:span text:style-name="T23">es un modelo de Base de Datos también conocido como modelo relacional. Permiten representar tanto los datos como sus relaciones.</text:span></text:p>
      <text:p text:style-name="Standard"/>
      <text:p text:style-name="Standard">5.- ¿En qué consiste la función de seguridad de una base de datos?</text:p>
      <text:p text:style-name="Standard"/>
      <text:p text:style-name="P24">Consiste en lograr que los recursos de un sistema sean, bajo toda circunstancia, utilizados para los fines previstos.</text:p>
      <text:p text:style-name="Standard"/>
      <text:p text:style-name="Standard">6.- ¿Cómo garantiza la integridad de los datos un SGBD?</text:p>
      <text:p text:style-name="Standard"/>
      <text:p text:style-name="P25">A través de los permisos que concede el administrador para editar la base de datos.</text:p>
      <text:p text:style-name="Standard"/>
      <text:p text:style-name="Standard"/>
      <text:p text:style-name="Standard"/>
      <text:soft-page-break/>
      <text:p text:style-name="Standard">7.- ¿Qué quiere decir que una BD<text:s/>soporta concurrencia?</text:p>
      <text:p text:style-name="Standard"/>
      <text:p text:style-name="P26">Permite controlar la<text:s/>ejecución<text:s/>de transacciones que operan en paralelo,<text:s/>accediendo a información<text:s/>compartida y, por lo tanto, interfiriendo potencialmente unas con otras<text:s/>sin ningún peligro de pérdida de los datos.</text:p>
      <text:p text:style-name="Standard"/>
      <text:p text:style-name="Standard">8.- ¿Cuál es la función del lenguaje DDL? ¿Y del DML?</text:p>
      <text:p text:style-name="Standard"/>
      <text:p text:style-name="P27">El lenguaje DDL permite al diseñador de la base de datos crear las estructuras de datos asociadas a los tres niveles que forman la arquitectura de una base de datos: interno, conceptual y externo.</text:p>
      <text:p text:style-name="P28"/>
      <text:p text:style-name="P29">El lenguaje DML permite a los usuarios buscar, añadir, suprimir o modificar los datos de la base de datos de acuerdo con las especificaciones y normas de seguridad dictadas por el administrador.</text:p>
      <text:p text:style-name="Standard"/>
      <text:p text:style-name="Standard">9.- Define el nivel interno de un SGBD.</text:p>
      <text:p text:style-name="Standard"/>
      <text:p text:style-name="P30">Es el nivel más bajo de abstracción y se describe la estructura física de la base de datos mediante un esquema interno o físico encargado de detallar el almacenamiento físico de la base de datos.</text:p>
      <text:p text:style-name="P31"/>
      <text:p text:style-name="Standard">10.- Indica cinco funciones del Administrador de una Base de datos.</text:p>
      <text:p text:style-name="Standard"/>
      <text:list text:style-name="LFO3" text:continue-numbering="true">
        <text:list-item>
          <text:p text:style-name="P32"><text:span text:style-name="T33">Gestión General de </text:span><text:span text:style-name="T34">base de datos.</text:span></text:p>
        </text:list-item>
        <text:list-item>
          <text:p text:style-name="P35"><text:span text:style-name="T36">Integración con aplicaciones.</text:span></text:p>
        </text:list-item>
        <text:list-item>
          <text:p text:style-name="P37"><text:span text:style-name="T38">Concesión de permisos tales como la edición.</text:span></text:p>
        </text:list-item>
        <text:list-item>
          <text:p text:style-name="P39"><text:span text:style-name="T40">Resguardo y recuperación de datos.</text:span></text:p>
        </text:list-item>
        <text:list-item>
          <text:p text:style-name="P41"><text:span text:style-name="T42">Administración de cambios.</text:span></text:p>
        </text:list-item>
      </text:list>
      <text:p text:style-name="Standard"/>
      <text:p text:style-name="Standard">11.-<text:s/>Buscar y explicar ejemplos de modelo jerárquico y del modelo en<text:s/>red.</text:p>
      <text:p text:style-name="P43"/>
      <text:list text:style-name="LFO4" text:continue-numbering="true">
        <text:list-item>
          <text:p text:style-name="P44"><text:span text:style-name="T45">Modelo jerárquico:</text:span><text:span text:style-name="T46"><text:s/>Planificación de los datos de una empresa dedicada a distintos sectores. (Un trabajador solo puede pertenecer a un sector).</text:span></text:p>
        </text:list-item>
        <text:list-item>
          <text:p text:style-name="P47"><text:span text:style-name="T48">Modelo en red:</text:span><text:span text:style-name="T49"><text:s/>Los vendedores destacados para distribuir un tipo de productos en diferentes ciudades. (Un mismo producto puede ser distribuido por diferentes vendedores).</text:span></text:p>
        </text:list-item>
      </text:list>
      <text:p text:style-name="Standard"/>
      <text:p text:style-name="Standard"/>
      <text:p text:style-name="Standard">12.- Define los siguientes conceptos y busca ejemplos:</text:p>
      <text:p text:style-name="Standard"/>
      <text:p text:style-name="Standard">- Base de datos documentales:<text:s/><text:span text:style-name="T50">es</text:span><text:span text:style-name="T51">tán</text:span><text:span text:style-name="T52"><text:s/>constituida</text:span><text:span text:style-name="T53">s</text:span><text:span text:style-name="T54"><text:s/>por un conjunto de programas que almacenan, recuperan y gestionan datos de documentos o datos de al</text:span><text:span text:style-name="T55">gún</text:span><text:span text:style-name="T56"><text:s/>modo estructurados.</text:span><text:span text:style-name="T57"><text:s/>EJ: clasificación de datos de una biblioteca.</text:span></text:p>
      <text:p text:style-name="Standard"/>
      <text:p text:style-name="Standard">- Base de datos compartida:<text:s/><text:span text:style-name="T58">tienen la capacidad de realizar procesamientos au</text:span><text:span text:style-name="T59">tón</text:span><text:span text:style-name="T60">omos, estos permiten realizar operaciones locales o distribuidas.</text:span><text:span text:style-name="T61"><text:s/>EJ: Base de datos de un banco con sucursales en distintas ubicaciones geográficas.</text:span></text:p>
      <text:p text:style-name="Standard"/>
      <text:p text:style-name="Standard">- Base de datos de acceso público:<text:s/><text:span text:style-name="T62">tiene como objetivo</text:span><text:span text:style-name="T63"><text:s/></text:span><text:span text:style-name="T64">que determinados tipos de datos estén disponibles de forma libre para todo el mundo. EJ: base de datos de una enciclopedia online.</text:span></text:p>
      <text:p text:style-name="Standard"/>
      <text:p text:style-name="Standard">- Base de datos de organismos públicos:<text:s/><text:span text:style-name="T65">son las reservadas para organismos públicos, con parte de acceso para todo el mundo. EJ: Ministerio del interior.</text:span></text:p>
      <text:p text:style-name="Standard"/>
      <text:soft-page-break/>
      <text:p text:style-name="Standard">- Bases de datos deductivas:<text:s/><text:span text:style-name="T66">utilizadas para la organización de datos de un organismo educativo. EJ: instituto de educación secundaria.</text:span></text:p>
      <text:p text:style-name="Standard"/>
      <text:p text:style-name="Standard">- Base de datos multidimensional:<text:s/><text:span text:style-name="T67">utiliza la idea de un cubo de datos para representar las dimensiones de los datos disponibles para un usuario.</text:span><text:span text:style-name="T68"><text:s/>EJ: Ventas de una empresa de ropa.</text:span></text:p>
      <text:p text:style-name="Standard"/>
      <text:p text:style-name="Standard">-<text:s/>Base de datos transaccional:<text:s/><text:span text:style-name="T69">Es un tipo de sistema de informac</text:span><text:span text:style-name="T70">ión</text:span><text:span text:style-name="T71"><text:s/>diseñado para recolectar, almacenar, modificar y recuperar todo tipo de informac</text:span><text:span text:style-name="T72">ión</text:span><text:span text:style-name="T73"><text:s/>que es generada por las transacciones en una organizac</text:span><text:span text:style-name="T74">ión</text:span><text:span text:style-name="T75">.</text:span><text:span text:style-name="T76"><text:s/>EJ: Cualquier base de datos que requiera de una rápida procesación para leer datos o modificarlos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Liberation sheriff" svg:font-family="Liberation sheriff" style:font-family-generic="roman" svg:panose-1="0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Liberation Serif" style:font-name-asian="SimSun" style:font-name-complex="Lucida San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Liberation Serif" style:font-name-asian="SimSun" style:font-name-complex="Lucida San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Liberation Serif" style:font-name-asian="SimSun" style:font-name-complex="Lucida San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Liberation Serif" style:font-name-asian="SimSun" style:font-name-complex="Lucida San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Álvaro Cabello</meta:initial-creator>
    <dc:creator>Álvaro Cabello</dc:creator>
    <meta:creation-date>2019-09-20T14:35:00Z</meta:creation-date>
    <dc:date>2019-09-20T14:35:00Z</dc:date>
    <meta:template xlink:href="Normal" xlink:type="simple"/>
    <meta:editing-cycles>2</meta:editing-cycles>
    <meta:editing-duration>PT0S</meta:editing-duration>
    <meta:document-statistic meta:page-count="3" meta:paragraph-count="9" meta:word-count="744" meta:character-count="4832" meta:row-count="34" meta:non-whitespace-character-count="4097"/>
  </office:meta>
</office:document-meta>
</file>